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EEF01B4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csharpBG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csharpBG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 fo:font-size="40pt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style:text-properties fo:color="#f6f9d4" loext:opacity="100%" fo:font-size="36pt" style:font-size-asian="36pt" style:font-size-complex="36pt"/>
    </style:style>
    <style:style style:name="P6" style:family="paragraph">
      <style:text-properties fo:color="#f6f9d4" loext:opacity="100%"/>
    </style:style>
    <style:style style:name="P7" style:family="paragraph">
      <style:paragraph-properties fo:margin-left="0cm" fo:margin-right="0cm" fo:margin-top="0.7cm" fo:margin-bottom="0.2cm" fo:text-indent="0cm"/>
      <style:text-properties fo:hyphenate="false" loext:hyphenation-no-caps="false"/>
    </style:style>
    <style:style style:name="P8" style:family="paragraph">
      <style:paragraph-properties fo:margin-top="0.42cm" fo:margin-bottom="0.35cm" style:writing-mode="lr-tb"/>
    </style:style>
    <style:style style:name="P9" style:family="paragraph">
      <loext:graphic-properties draw:fill-color="#ffffff"/>
      <style:paragraph-properties fo:margin-top="0.42cm" fo:margin-bottom="0.35cm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loext:opacity="100%" fo:font-size="40pt" style:font-size-asian="40pt" style:font-size-complex="40pt"/>
    </style:style>
    <style:style style:name="T5" style:family="text">
      <style:text-properties fo:font-size="26.3999996185303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6f9d4" loext:opacity="100%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6f9d4" loext:opacity="100%"/>
    </style:style>
    <style:style style:name="T9" style:family="text">
      <style:text-properties fo:font-variant="normal" fo:text-transform="none" fo:color="#f6f9d4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3.151cm" svg:x="1.399cm" svg:y="0.365cm" presentation:class="title" presentation:user-transformed="true">
          <draw:text-box>
            <text:p text:style-name="P1"><text:span text:style-name="T1">S.W.O.T. </text:span><text:span text:style-name="T2">Analysis of the Builder Design Pattern in C#</text:span><text:span text:style-name="T3"> </text:span><text:span text:style-name="T4">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(No Sound) </text:span>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W.O.T.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S Strengths</text:span></text:p>
                <text:p><text:span text:style-name="T8"/></text:p>
                <text:list>
                  <text:list-header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S Strengths</text:span>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W.O.T.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S Strengths</text:span></text:p>
                <text:p><text:span text:style-name="T8"/></text:p>
                <text:list>
                  <text:list-item>
                    <text:p><text:span text:style-name="T8">Immutability</text:span></text:p>
                    <text:p><text:span text:style-name="T8"/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Immutability: </text:span></text:p>
              <text:p text:style-name="P3"><text:span text:style-name="T5"/></text:p>
              <text:p text:style-name="P3"><text:span text:style-name="T5">Supports immutability by ensuring the constructed object is immutable after its creation in C#</text:span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W.O.T.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S Strengths</text:span></text:p>
                <text:p><text:span text:style-name="T8"/></text:p>
                <text:list>
                  <text:list-item>
                    <text:p><text:span text:style-name="T8">Immutability</text:span></text:p>
                  </text:list-item>
                  <text:list-item>
                    <text:p><text:span text:style-name="T8">Language Features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Language Features: </text:span></text:p>
              <text:p text:style-name="P3"><text:span text:style-name="T5"/></text:p>
              <text:p text:style-name="P3"><text:span text:style-name="T5">Leverages C# features like method chaining and optional parameters for intuitive implementation.</text:span></text:p>
              <text:p text:style-name="P3"><text:span text:style-name="T5"/>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W.O.T.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S Strengths</text:span></text:p>
                <text:p><text:span text:style-name="T8"/></text:p>
                <text:list>
                  <text:list-item>
                    <text:p><text:span text:style-name="T8">Immutability</text:span></text:p>
                  </text:list-item>
                  <text:list-item>
                    <text:p><text:span text:style-name="T8">Language Features</text:span></text:p>
                  </text:list-item>
                  <text:list-item>
                    <text:p><text:span text:style-name="T8">Testability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Testability: </text:span></text:p>
              <text:p text:style-name="P3"><text:span text:style-name="T5"/></text:p>
              <text:p text:style-name="P3"><text:span text:style-name="T5">Encapsulation of complex construction logic enhances unit testing and ensures code modularity.</text:span>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</text:span><text:span text:style-name="T6">W</text:span><text:span text:style-name="T1">.O.T. </text:span><text:span text:style-name="T2">Analysis of the Builder Design Pattern in C#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W Weaknesses</text:span></text:p>
                <text:p><text:span text:style-name="T8"/></text:p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3"><text:span text:style-name="T5"><text:s/></text:span><text:span text:style-name="T5">W </text:span></text:p>
              <text:p text:style-name="P3"><text:span text:style-name="T5"/></text:p>
              <text:p text:style-name="P3"><text:span text:style-name="T5">Weakness</text:span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</text:span><text:span text:style-name="T6">W</text:span><text:span text:style-name="T1">.O.T. </text:span><text:span text:style-name="T2">Analysis of the Builder Design Pattern in C#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W Weaknesses</text:span></text:p>
                <text:p><text:span text:style-name="T8"/></text:p>
                <text:list>
                  <text:list-item>
                    <text:p><text:span text:style-name="T8">Overhead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Overhead: </text:span></text:p>
              <text:p text:style-name="P3"><text:span text:style-name="T5"/></text:p>
              <text:p text:style-name="P3"><text:span text:style-name="T5">Requires creating separate Builder and Product classes, increasing boilerplate code in C#.</text:span></text:p>
            </draw:text-box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</text:span><text:span text:style-name="T6">W</text:span><text:span text:style-name="T1">.O.T.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W Weaknesses</text:span></text:p>
                <text:p><text:span text:style-name="T8"/></text:p>
                <text:list>
                  <text:list-item>
                    <text:p><text:span text:style-name="T8">Overhead</text:span></text:p>
                  </text:list-item>
                  <text:list-item>
                    <text:p><text:span text:style-name="T8">Dependency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Dependency</text:span></text:p>
              <text:p text:style-name="P3"><text:span text:style-name="T5"/></text:p>
              <text:p text:style-name="P3"><text:span text:style-name="T5"><text:s/></text:span><text:span text:style-name="T5">Relies on additional classes, which may increase coupling in larger C# systems. </text:span></text:p>
            </draw:text-box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</text:span><text:span text:style-name="T6">W</text:span><text:span text:style-name="T1">.O.T.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W Weaknesses</text:span></text:p>
                <text:p><text:span text:style-name="T8"/></text:p>
                <text:list>
                  <text:list-item>
                    <text:p><text:span text:style-name="T8">Overhead</text:span></text:p>
                  </text:list-item>
                  <text:list-item>
                    <text:p><text:span text:style-name="T8">Dependency</text:span></text:p>
                  </text:list-item>
                  <text:list-item>
                    <text:p><text:span text:style-name="T8">Code Size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Code Size: </text:span></text:p>
              <text:p text:style-name="P3"><text:span text:style-name="T5"/></text:p>
              <text:p text:style-name="P3"><text:span text:style-name="T5">Can result in verbose code when constructing objects with numerous optional parameters in C#.</text:span></text:p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</text:span><text:span text:style-name="T6">O</text:span><text:span text:style-name="T1">.T.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O Opportunities</text:span></text:p>
                <text:p><text:span text:style-name="T8"/></text:p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O </text:span></text:p>
              <text:p text:style-name="P3"><text:span text:style-name="T5">Opportunities </text:span>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</text:span><text:span text:style-name="T6">O</text:span><text:span text:style-name="T1">.T.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O Opportunities</text:span></text:p>
                <text:p><text:span text:style-name="T8"/></text:p>
                <text:list>
                  <text:list-item>
                    <text:p><text:span text:style-name="T8">Fluent API</text:span></text:p>
                    <text:p><text:span text:style-name="T8"/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Fluent API: </text:span></text:p>
              <text:p text:style-name="P3"><text:span text:style-name="T5"/></text:p>
              <text:p text:style-name="P3"><text:span text:style-name="T5">Encourages Fluent API design, a widely adopted practice in enterprise C# applications. </text:span>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</text:span><text:span text:style-name="T6">O</text:span><text:span text:style-name="T1">.T.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O Opportunities</text:span></text:p>
                <text:p><text:span text:style-name="T8"/></text:p>
                <text:list>
                  <text:list-item>
                    <text:p><text:span text:style-name="T8">Fluent API</text:span></text:p>
                  </text:list-item>
                  <text:list-item>
                    <text:p><text:span text:style-name="T8">Integration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Integration: </text:span></text:p>
              <text:p text:style-name="P3"><text:span text:style-name="T5"/></text:p>
              <text:p text:style-name="P3"><text:span text:style-name="T5"><text:s/></text:span><text:span text:style-name="T5">Integrates smoothly with frameworks like ASP.NET Core for configuring complex objects.</text:span></text:p>
            </draw:text-box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</text:span><text:span text:style-name="T6">O</text:span><text:span text:style-name="T1">.T.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O Opportunities</text:span></text:p>
                <text:p><text:span text:style-name="T8"/></text:p>
                <text:list>
                  <text:list-item>
                    <text:p><text:span text:style-name="T8">Fluent API</text:span></text:p>
                  </text:list-item>
                  <text:list-item>
                    <text:p><text:span text:style-name="T8">Integration</text:span></text:p>
                  </text:list-item>
                  <text:list-item>
                    <text:p><text:span text:style-name="T8">Enterprise Scale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Enterprise Scale:</text:span></text:p>
              <text:p text:style-name="P3"><text:span text:style-name="T5"/></text:p>
              <text:p text:style-name="P3"><text:span text:style-name="T5"><text:s/></text:span><text:span text:style-name="T5">Supports large, scalable systems by modularizing complex object creation in C# projects.</text:span></text:p>
            </draw:text-box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O.</text:span><text:span text:style-name="T6">T</text:span><text:span text:style-name="T1">. </text:span><text:span text:style-name="T2">Analysis of the Builder Design Pattern in C#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T Threats</text:span></text:p>
                <text:p><text:span text:style-name="T8"/></text:p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T </text:span></text:p>
              <text:p text:style-name="P3"><text:span text:style-name="T5">Threats</text:span></text:p>
            </draw:text-box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O.</text:span><text:span text:style-name="T6">T</text:span><text:span text:style-name="T1">. </text:span><text:span text:style-name="T2">Analysis of the Builder Design Pattern in C#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T Threats</text:span></text:p>
                <text:p><text:span text:style-name="T8"/></text:p>
                <text:list>
                  <text:list-item>
                    <text:p><text:span text:style-name="T8">Misuse Risk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Misuse Risk: </text:span></text:p>
              <text:p text:style-name="P3"><text:span text:style-name="T5"/></text:p>
              <text:p text:style-name="P3"><text:span text:style-name="T5">Overuse in simple cases can introduce unnecessary complexity and affect performance in C#..</text:span></text:p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O.</text:span><text:span text:style-name="T6">T</text:span><text:span text:style-name="T1">. </text:span><text:span text:style-name="T2">Analysis of the Builder Design Pattern in C#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T Threats</text:span></text:p>
                <text:p><text:span text:style-name="T8"/></text:p>
                <text:list>
                  <text:list-item>
                    <text:p><text:span text:style-name="T8">Misuse Risk</text:span></text:p>
                  </text:list-item>
                  <text:list-item>
                    <text:p><text:span text:style-name="T8">Performance Overhead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Performance Overhead: </text:span></text:p>
              <text:p text:style-name="P3"><text:span text:style-name="T5"/></text:p>
              <text:p text:style-name="P3"><text:span text:style-name="T5">Can lead to slightly slower runtime when used in performance-critical applications.</text:span></text:p>
            </draw:text-box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O.</text:span><text:span text:style-name="T6">T</text:span><text:span text:style-name="T1">.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T Threats</text:span></text:p>
                <text:p><text:span text:style-name="T8"/></text:p>
                <text:list>
                  <text:list-item>
                    <text:p><text:span text:style-name="T8">Misuse Risk</text:span></text:p>
                  </text:list-item>
                  <text:list-item>
                    <text:p><text:span text:style-name="T8">Performance Overhead</text:span></text:p>
                  </text:list-item>
                  <text:list-item>
                    <text:p><text:span text:style-name="T8">Complex Learning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Complex Learning: </text:span></text:p>
              <text:p text:style-name="P3"><text:span text:style-name="T5"/></text:p>
              <text:p text:style-name="P3"><text:span text:style-name="T5">Requires a clear understanding of object-oriented principles to effectively implement in C#..</text:span></text:p>
            </draw:text-box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</text:span><text:span text:style-name="T6">W.O.T.</text:span><text:span text:style-name="T1"> </text:span><text:span text:style-name="T2">Analysis of the Builder Design Pattern in C#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1cm" svg:height="9.133cm" svg:x="1.399cm" svg:y="3.684cm" presentation:class="outline">
          <draw:text-box>
            <text:list text:style-name="L3">
              <text:list-item>
                <text:p text:style-name="P7"><text:span text:style-name="T9">S: Strengths</text:span></text:p>
              </text:list-item>
              <text:list-item>
                <text:p text:style-name="P7"><text:span text:style-name="T9">W: Weaknesses</text:span></text:p>
              </text:list-item>
              <text:list-item>
                <text:p text:style-name="P7"><text:span text:style-name="T9">O: Opportunities</text:span></text:p>
              </text:list-item>
              <text:list-item>
                <text:p text:style-name="P7"><text:span text:style-name="T9">T: Threats</text:span></text:p>
                <text:p><text:span text:style-name="T8"/></text:p>
                <text:list>
                  <text:list-header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 text:style-name="P8"><text:span text:style-name="T10">This analysis highlights both practical and educational aspects of the Builder pattern in C#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33EEF01B44.png" xlink:type="simple" xlink:show="embed" xlink:actuate="onLoad"/>
    <draw:fill-image draw:name="csharpBG" xlink:href="Pictures/10000000000003E800000233EEF01B4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1-20T12:45:38.730738825</dc:date>
    <meta:editing-duration>PT8H11M50S</meta:editing-duration>
    <meta:editing-cycles>32</meta:editing-cycles>
    <meta:document-statistic meta:object-count="92"/>
  </office:meta>
</office:document-meta>
</file>